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80.4pt"/>
    </style:style>
    <style:style style:name="co3" style:family="table-column">
      <style:table-column-properties fo:break-before="auto" style:column-width="142.95pt"/>
    </style:style>
    <style:style style:name="co4" style:family="table-column">
      <style:table-column-properties fo:break-before="auto" style:column-width="157.24pt"/>
    </style:style>
    <style:style style:name="co5" style:family="table-column">
      <style:table-column-properties fo:break-before="auto" style:column-width="238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351.4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ESP32-GATEWAY_Rev_I-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8,R31,R32,R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7,R16,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R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7,R2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5,R42,R4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,R2,R1,R4,R8,R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5,R29,R6,R45,R40,R38,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.9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2.2k</text:p>
          </table:table-cell>
          <table:table-cell office:value-type="string" calcext:value-type="string">
            <text:p>R_MATRIX_4</text:p>
          </table:table-cell>
          <table:table-cell office:value-type="string" calcext:value-type="string">
            <text:p>RM3,RM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000V/10%/X7R/C1206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/50V/20%/Y5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4,C17,C15,C14,C13,C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6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23,C12,C9,C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4,C10,C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.0uH/2.5A/DCR=30mR/20%/3x3x</text:p>
            <text:p>1.5mm/CD32(SWPA3015S1R0MT)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00OHM/2A/UPZ2012E-601-2R0TF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4,L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,D1,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(DO-214AA)</text:p>
          </table:table-cell>
          <table:table-cell office:value-type="string" calcext:value-type="string">
            <text:p>DO214AA_1(K)-2(A)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PWRLED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0402052R542P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2,TVS3,TVS4,TVS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UN2211LT1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5,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E-N4</text:p>
          </table:table-cell>
          <table:table-cell office:value-type="string" calcext:value-type="string">
            <text:p>ESP-WROOM-32_MODULE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AN8710A-EZC-ABC</text:p>
          </table:table-cell>
          <table:table-cell office:value-type="string" calcext:value-type="string">
            <text:p>QFN32_EP(33)_5.00x5.00x</text:p>
            <text:p>0.90mm_Pitch_0.50mm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office:value-type="string" calcext:value-type="string">
            <text:p>MSOP-10_Pitch-0.5mm_</text:p>
            <text:p>3.00x3.00x1.00mm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S62A02ADRLR(SOT-563-6)</text:p>
          </table:table-cell>
          <table:table-cell office:value-type="string" calcext:value-type="string">
            <text:p>SOT-563-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C-16P-F-PTH</text:p>
          </table:table-cell>
          <table:table-cell table:style-name="ce5" office:value-type="string" calcext:value-type="string">
            <text:p>USB2.0_TYPE-C</text:p>
            <text:p>(A40-00119-A52-12)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FC-WXCP11-08-LF</text:p>
          </table:table-cell>
          <table:table-cell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D-060TC1(LPJ4013EDNL)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1107A(6x3,8x2,5MM)</text:p>
          </table:table-cell>
          <table:table-cell office:value-type="string" calcext:value-type="string">
            <text:p>RST1,BU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PHY_RST1,GPIO17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LED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uF/6.3V/20%/X5R/C0805)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2000V/10%/X7R/C1206)</text:p>
          </table:table-cell>
          <table:table-cell office:value-type="string" calcext:value-type="string">
            <text:p>C_1206_5MIL_DWS_ISO</text:p>
          </table:table-cell>
          <table:table-cell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0)</text:p>
          </table:table-cell>
          <table:table-cell office:value-type="string" calcext:value-type="string">
            <text:p>HN1x20</text:p>
          </table:table-cell>
          <table:table-cell office:value-type="string" calcext:value-type="string">
            <text:p>CON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46,R10,R9,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6-1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0">00/00/0000</text:date>, <text:time style:data-style-name="N2" text:time-value="16:33:17.7588197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0T16:34:34.951789348</dc:date>
    <meta:editing-duration>PT2H37M30S</meta:editing-duration>
    <meta:editing-cycles>37</meta:editing-cycles>
    <meta:generator>LibreOffice/5.1.6.2$Linux_X86_64 LibreOffice_project/10m0$Build-2</meta:generator>
    <meta:document-statistic meta:table-count="1" meta:cell-count="208" meta:object-count="0"/>
  </office:meta>
</office:document-meta>
</file>